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2.18cm"/>
    </style:style>
    <style:style style:name="T1" style:family="text">
      <style:text-properties fo:font-family="'Courier New'" style:font-family-generic="modern" style:font-pitch="fixed"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nericFS</text:p>
          </draw:text-box>
        </draw:frame>
        <draw:frame presentation:style-name="pr2" draw:layer="layout" svg:width="25.199cm" svg:height="12.18cm" svg:x="1.4cm" svg:y="4.914cm" presentation:class="subtitle">
          <draw:text-box>
            <text:p>Peter C. Chapin</text:p>
            <text:p>Vermont Technical College</text:p>
            <text:p>Computer Information 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GenericF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 simple file system driver for Linux</text:p>
                <text:list>
                  <text:list-item>
                    <text:p>Developed for educational purposes</text:p>
                  </text:list-item>
                  <text:list-item>
                    <text:p>Fully documented</text:p>
                  </text:list-item>
                  <text:list-item>
                    <text:p>Illustrates kernel development techniques</text:p>
                  </text:list-item>
                  <text:list-item>
                    <text:p>Serves as a starting point for other FS projects</text:p>
                  </text:list-item>
                </text:list>
              </text:list-item>
              <text:list-item>
                <text:p>Provides no special features</text:p>
                <text:list>
                  <text:list-item>
                    <text:p>Just "generic" POSIX-style file system</text:p>
                  </text:list-item>
                  <text:list-item>
                    <text:p>Not optimi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Get GenericF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heck out from project's Assembla site:</text:p>
                <text:list>
                  <text:list-item>
                    <text:p><text:span text:style-name="T1">svn checkout \</text:span><text:span text:style-name="T1"><text:line-break/></text:span><text:span text:style-name="T1"> <text:s/></text:span><text:span text:style-name="T1"><text:a xlink:href="https://subversion.assembla.com/svn/genericfs">https://subversion.assembla.com/svn/genericfs</text:a></text:span></text:p>
                  </text:list-item>
                </text:list>
              </text:list-item>
              <text:list-item>
                <text:p>Source code in C</text:p>
              </text:list-item>
              <text:list-item>
                <text:p>Documentation in LaTeX format</text:p>
                <text:list>
                  <text:list-item>
                    <text:p>... but can be read in a text editor</text:p>
                  </text:list-item>
                </text:list>
              </text:list-item>
              <text:list-item>
                <text:p>Code assumes kernel version <text:span text:style-name="T2">3.0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wo Part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Kernel Module</text:p>
                <text:list>
                  <text:list-item>
                    <text:p>File system driver</text:p>
                    <text:list>
                      <text:list-item>
                        <text:p>Once loaded, kernel will understand GenericFS partitions</text:p>
                      </text:list-item>
                      <text:list-item>
                        <text:p>Provides /proc interface to file system statistics</text:p>
                      </text:list-item>
                    </text:list>
                  </text:list-item>
                </text:list>
              </text:list-item>
              <text:list-item>
                <text:p>Disk Tool</text:p>
                <text:list>
                  <text:list-item>
                    <text:p>Used to manually create GenericFS structures</text:p>
                  </text:list-item>
                  <text:list-item>
                    <text:p>Used to inspect GenericFS partitions</text:p>
                  </text:list-item>
                  <text:list-item>
                    <text:p>Provides file system checking and repair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GenericFS extensively documented</text:p>
                <text:list>
                  <text:list-item>
                    <text:p><text:span text:style-name="T3">Supports its educational role</text:span></text:p>
                  </text:list-item>
                  <text:list-item>
                    <text:p>GenericFS layout</text:p>
                  </text:list-item>
                  <text:list-item>
                    <text:p>Kernel file system internals</text:p>
                  </text:list-item>
                  <text:list-item>
                    <text:p>Kernel module development and testing methods</text:p>
                  </text:list-item>
                  <text:list-item>
                    <text:p>General file system concepts</text:p>
                  </text:list-item>
                  <text:list-item>
                    <text:p>Possible GenericFS extensions (student projects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Directions</text:p>
          </draw:text-box>
        </draw:frame>
        <draw:frame presentation:style-name="pr7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>Release to the public</text:p>
                <text:list>
                  <text:list-item>
                    <text:p>Potentially useful at other schools</text:p>
                  </text:list-item>
                  <text:list-item>
                    <text:p>Interesting to others writing file system modules</text:p>
                  </text:list-item>
                </text:list>
              </text:list-item>
              <text:list-item>
                <text:p>Implement some extensions</text:p>
                <text:list>
                  <text:list-item>
                    <text:p>Can code be module so that extensions can be mixed and matched?</text:p>
                  </text:list-item>
                </text:list>
              </text:list-item>
              <text:list-item>
                <text:p>Drivers for other systems. Windows? QNX?</text:p>
              </text:list-item>
              <text:list-item>
                <text:p>Instrument for file system debugging</text:p>
              </text:list-item>
              <text:list-item>
                <text:p>High integrity version with proved propert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Contact Information</text:p>
          </draw:text-box>
        </draw:frame>
        <draw:frame presentation:style-name="pr2" draw:layer="layout" svg:width="25.199cm" svg:height="12.18cm" svg:x="1.4cm" svg:y="4.914cm" presentation:class="subtitle">
          <draw:text-box>
            <text:p>Peter C. Chapin</text:p>
            <text:p><text:a xlink:href="mailto:PChapin@vtc.vsc.edu">PChapin@vtc.vsc.edu</text:a></text:p>
            <text:p><text:a xlink:href="https://www.assembla.com/spaces/genericfs">https://www.assembla.com/spaces/genericf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M55S</meta:editing-duration>
    <meta:editing-cycles>3</meta:editing-cycles>
    <meta:generator>LibreOffice/3.5$Windows_x86 LibreOffice_project/165a79a-7059095-e13bb37-fef39a4-9503d18</meta:generator>
    <dc:date>2012-10-14T20:32:43.85</dc:date>
    <dc:creator>Peter Chapin</dc:creator>
    <meta:document-statistic meta:object-count="49"/>
  </office:meta>
</office:document-meta>
</file>